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c9c0b" officeooo:paragraph-rsid="000c9c0b"/>
    </style:style>
    <style:style style:name="P3" style:family="paragraph" style:parent-style-name="Standard">
      <style:paragraph-properties fo:text-align="justify" style:justify-single-word="false"/>
      <style:text-properties officeooo:rsid="000dc216" officeooo:paragraph-rsid="000dc216"/>
    </style:style>
    <style:style style:name="P4" style:family="paragraph" style:parent-style-name="Standard">
      <style:paragraph-properties fo:text-align="justify" style:justify-single-word="false"/>
      <style:text-properties fo:font-size="11pt" officeooo:rsid="000c9c0b" officeooo:paragraph-rsid="000c9c0b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dc216" officeooo:paragraph-rsid="000dc216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fbb99" officeooo:paragraph-rsid="000fbb99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10a284" officeooo:paragraph-rsid="0010a284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1191ab" officeooo:paragraph-rsid="001191ab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1191ab" officeooo:paragraph-rsid="001191ab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1191ab" officeooo:paragraph-rsid="00137475" style:font-size-asian="9.60000038146973pt" style:font-size-complex="11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1pt" officeooo:rsid="001191ab" officeooo:paragraph-rsid="00137475" style:font-size-asian="9.60000038146973pt" style:font-size-complex="11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1pt" officeooo:rsid="001191ab" officeooo:paragraph-rsid="001428cc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officeooo:rsid="001191ab" officeooo:paragraph-rsid="001428cc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officeooo:rsid="001191ab" officeooo:paragraph-rsid="0015c03b" style:font-size-asian="9.60000038146973pt" style:font-size-complex="11pt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1pt" officeooo:rsid="001191ab" officeooo:paragraph-rsid="0015c03b" style:font-size-asian="9.60000038146973pt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T1" style:family="text">
      <style:text-properties officeooo:rsid="000c9c0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fbb99" style:font-size-asian="9.60000038146973pt" style:font-size-complex="11pt"/>
    </style:style>
    <style:style style:name="T4" style:family="text">
      <style:text-properties officeooo:rsid="000fbb99"/>
    </style:style>
    <style:style style:name="T5" style:family="text">
      <style:text-properties officeooo:rsid="001206c0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206c0"/>
    </style:style>
    <style:style style:name="T8" style:family="text">
      <style:text-properties style:font-name="Liberation Serif" officeooo:rsid="00132a1b"/>
    </style:style>
    <style:style style:name="T9" style:family="text">
      <style:text-properties style:font-name="Liberation Serif" officeooo:rsid="00137475"/>
    </style:style>
    <style:style style:name="T10" style:family="text">
      <style:text-properties style:font-name="Liberation Serif" fo:font-weight="bold" officeooo:rsid="00137475" style:font-weight-asian="bold" style:font-weight-complex="bold"/>
    </style:style>
    <style:style style:name="T11" style:family="text">
      <style:text-properties style:font-name="Liberation Serif" fo:font-weight="normal" officeooo:rsid="00137475" style:font-weight-asian="normal" style:font-weight-complex="normal"/>
    </style:style>
    <style:style style:name="T12" style:family="text">
      <style:text-properties style:font-name="Liberation Serif" fo:font-weight="normal" officeooo:rsid="001428cc" style:font-weight-asian="normal" style:font-weight-complex="normal"/>
    </style:style>
    <style:style style:name="T13" style:family="text">
      <style:text-properties style:font-name="Liberation Serif" fo:font-weight="normal" officeooo:rsid="0015c03b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SPRING SECURITY</text:span></text:p>
      <text:p text:style-name="P1"/>
      <text:p text:style-name="P2"><text:span text:style-name="T4">1.</text:span>@<text:span text:style-name="T2">Secured -&gt; used to specify a list of roles </text:span></text:p>
      <text:p text:style-name="P4"/>
      <text:p text:style-name="P3"><text:span text:style-name="T3">2.</text:span><text:span text:style-name="T2">@PreAuthorize -&gt; used to denote that particular part will be accessible <text:s/>the accessed people</text:span></text:p>
      <text:p text:style-name="P5">Eg:@PreAuthorize("hasRole('ROLE_ADMIN')")</text:p>
      <text:p text:style-name="P5"/>
      <text:p text:style-name="P3"><text:span text:style-name="T3">3.</text:span><text:span text:style-name="T2">@PostAuthorize -&gt; used to control the results of method or class</text:span></text:p>
      <text:p text:style-name="P6"/>
      <text:p text:style-name="P6">4.@PreFilter -&gt;used to specify an expression must be true </text:p>
      <text:p text:style-name="P6"/>
      <text:p text:style-name="P6">5.@PostFilter </text:p>
      <text:p text:style-name="P6"/>
      <text:p text:style-name="P6">6.@RolesAllowed -&gt; more <text:s/>flexible than the <text:s/>@Secured annotation </text:p>
      <text:p text:style-name="P6"/>
      <text:p text:style-name="P6">7.@AuthenticationPrincipal <text:s/>-&gt;used to inject current authenticated user into method or class.</text:p>
      <text:p text:style-name="P6"/>
      <text:p text:style-name="P7">8.@RoleHierarchy -&gt; used to simplify the security configuration</text:p>
      <text:p text:style-name="P7">Ex:@RoleHierarchy(value = { "ROLE_ADMIN &gt; ROLE_USER",</text:p>
      <text:p text:style-name="P7"><text:s text:c="25"/>"ROLE_SUPER_ADMIN &gt; ROLE_ADMIN" })</text:p>
      <text:p text:style-name="P7"/>
      <text:p text:style-name="P8">SecurityFilterChain – modern way to configure spring security rules using Java-based configuration.</text:p>
      <text:p text:style-name="P5"/>
      <text:p text:style-name="P8">PermitAll – method that unstricted access <text:s/>to specific endpoint or resource.</text:p>
      <text:p text:style-name="P8"/>
      <text:p text:style-name="P8"><text:span text:style-name="Source_20_Text"><text:span text:style-name="T6">maxSessionsPreventsLogin(true) -&gt; </text:span></text:span><text:span text:style-name="Source_20_Text"><text:span text:style-name="T7">if a user already logged in elsewhere,block the new login</text:span></text:span><text:span text:style-name="Source_20_Text"><text:span text:style-name="T5"> </text:span></text:span><text:span text:style-name="Source_20_Text"><text:span text:style-name="T7">attempts blocked</text:span></text:span></text:p>
      <text:p text:style-name="P8"><text:span text:style-name="Source_20_Text"><text:span text:style-name="T7">maximumSessions(1) -&gt; </text:span></text:span><text:span text:style-name="Source_20_Text"><text:span text:style-name="T8">only one session per user</text:span></text:span></text:p>
      <text:p text:style-name="P8"><text:span text:style-name="Source_20_Text"><text:span text:style-name="T8"/></text:span></text:p>
      <text:p text:style-name="P10"><text:span text:style-name="Source_20_Text"><text:span text:style-name="T10">Keycloak</text:span></text:span></text:p>
      <text:p text:style-name="P10"><text:span text:style-name="Source_20_Text"><text:span text:style-name="T10"/></text:span></text:p>
      <text:list xml:id="list1029745437" text:style-name="L1">
        <text:list-item>
          <text:p text:style-name="P11"><text:span text:style-name="Source_20_Text"><text:span text:style-name="T11">it is open source</text:span></text:span></text:p>
        </text:list-item>
        <text:list-item>
          <text:p text:style-name="P11"><text:span text:style-name="Source_20_Text"><text:span text:style-name="T11">identity and access management (sso and idm)</text:span></text:span></text:p>
        </text:list-item>
        <text:list-item>
          <text:p text:style-name="P11"><text:span text:style-name="Source_20_Text"><text:span text:style-name="T11">developed by Red Hat</text:span></text:span></text:p>
        </text:list-item>
        <text:list-item>
          <text:p text:style-name="P11"><text:span text:style-name="Source_20_Text"><text:span text:style-name="T11">provides user federation,strong authentication,user management,fine-grained authorized </text:span></text:span></text:p>
        </text:list-item>
        <text:list-item>
          <text:p text:style-name="P12"><text:span text:style-name="Source_20_Text"><text:span text:style-name="T12">multifactor <text:s/>authentication</text:span></text:span></text:p>
        </text:list-item>
        <text:list-item>
          <text:p text:style-name="P12"><text:span text:style-name="Source_20_Text"><text:span text:style-name="T12">social login</text:span></text:span></text:p>
        </text:list-item>
      </text:list>
      <text:p text:style-name="P13"><text:span text:style-name="Source_20_Text"><text:span text:style-name="T12"/></text:span></text:p>
      <text:p text:style-name="P14"><text:span text:style-name="Source_20_Text"><text:span text:style-name="T13">Ant matchers rule</text:span></text:span></text:p>
      <text:list xml:id="list1951668689" text:style-name="L2">
        <text:list-item>
          <text:p text:style-name="P15"><text:span text:style-name="Source_20_Text"><text:span text:style-name="T13">? -&gt; matches <text:s/>one character</text:span></text:span></text:p>
        </text:list-item>
        <text:list-item>
          <text:p text:style-name="P15"><text:span text:style-name="Source_20_Text"><text:span text:style-name="T13">* -&gt; matches zero or more character</text:span></text:span></text:p>
        </text:list-item>
        <text:list-item>
          <text:p text:style-name="P15"><text:span text:style-name="Source_20_Text"><text:span text:style-name="T13">** -&gt; matches zero or more directories in path</text:span></text:span></text:p>
        </text:list-item>
      </text:list>
      <text:p text:style-name="P10"><text:span text:style-name="Source_20_Text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21:45:37.622442639</meta:creation-date>
    <dc:date>2025-08-27T22:38:05.187623665</dc:date>
    <meta:editing-duration>PT3H16M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85" meta:character-count="1349" meta:non-whitespace-character-count="1157"/>
  </office:meta>
</office:document-meta>
</file>